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ib-font-text" svg:font-family="'var cib-font-text'"/>
  </office:font-face-decls>
  <office:automatic-styles>
    <style:style style:name="P1" style:family="paragraph" style:parent-style-name="Heading_20_6">
      <style:paragraph-properties fo:margin-left="0cm" fo:margin-right="0cm" fo:margin-top="0cm" fo:margin-bottom="0cm" style:contextual-spacing="false" fo:text-indent="0cm" style:auto-text-indent="false" fo:padding="0cm" fo:border="none"/>
      <style:text-properties officeooo:paragraph-rsid="001ea37c"/>
    </style:style>
    <style:style style:name="P2" style:family="paragraph" style:parent-style-name="Preformatted_20_Text">
      <style:paragraph-properties fo:margin-left="0cm" fo:margin-right="0cm" fo:margin-top="0cm" fo:margin-bottom="0.106cm" style:contextual-spacing="false" fo:text-indent="0cm" style:auto-text-indent="false" fo:padding-left="0.265cm" fo:padding-right="0cm" fo:padding-top="0.265cm" fo:padding-bottom="0.265cm" fo:border-left="0.06pt solid #000000" fo:border-right="none" fo:border-top="0.06pt solid #000000" fo:border-bottom="0.06pt solid #000000"/>
      <style:text-properties officeooo:paragraph-rsid="001ea37c"/>
    </style:style>
    <style:style style:name="P3" style:family="paragraph" style:parent-style-name="Preformatted_20_Text">
      <style:paragraph-properties fo:margin-top="0cm" fo:margin-bottom="0.106cm" style:contextual-spacing="false" fo:padding-left="0.265cm" fo:padding-right="0cm" fo:padding-top="0.265cm" fo:padding-bottom="0.265cm" fo:border-left="0.06pt solid #000000" fo:border-right="none" fo:border-top="0.06pt solid #000000" fo:border-bottom="0.06pt solid #000000"/>
      <style:text-properties officeooo:paragraph-rsid="001ea37c"/>
    </style:style>
    <style:style style:name="P4" style:family="paragraph" style:parent-style-name="Standard">
      <style:paragraph-properties fo:margin-left="0cm" fo:margin-right="0cm" fo:margin-top="0cm" fo:margin-bottom="0cm" style:contextual-spacing="false" fo:text-indent="0cm" style:auto-text-indent="false" fo:padding="0cm" fo:border="none"/>
      <style:text-properties officeooo:paragraph-rsid="001ea37c" loext:padding="0cm" loext:border="none"/>
    </style:style>
    <style:style style:name="P5" style:family="paragraph" style:parent-style-name="Text_20_body" style:list-style-name="L1">
      <style:paragraph-properties fo:margin-left="0.053cm" fo:margin-right="0.053cm" fo:margin-top="0cm" fo:margin-bottom="0cm" style:contextual-spacing="false" fo:text-indent="0cm" style:auto-text-indent="false" fo:padding="0cm" fo:border="none"/>
      <style:text-properties officeooo:paragraph-rsid="001ea37c"/>
    </style:style>
    <style:style style:name="P6" style:family="paragraph" style:parent-style-name="Text_20_body">
      <style:paragraph-properties fo:margin-left="0cm" fo:margin-right="0cm" fo:margin-top="0.318cm" fo:margin-bottom="0cm" style:contextual-spacing="false" fo:text-indent="0cm" style:auto-text-indent="false" fo:padding="0cm" fo:border="none"/>
      <style:text-properties officeooo:paragraph-rsid="001ea37c"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ea37c" loext:padding="0cm" loext:border="none"/>
    </style:style>
    <style:style style:name="P8" style:family="paragraph" style:parent-style-name="Text_20_body">
      <style:paragraph-properties fo:margin-top="0cm" fo:margin-bottom="0cm" style:contextual-spacing="false"/>
      <style:text-properties officeooo:paragraph-rsid="001ea37c" loext:padding="0cm" loext:border="none"/>
    </style:style>
    <style:style style:name="P9" style:family="paragraph" style:parent-style-name="Text_20_body">
      <style:paragraph-properties fo:margin-left="0.159cm" fo:margin-right="0cm" fo:margin-top="0cm" fo:margin-bottom="0cm" style:contextual-spacing="false" fo:line-height="100%" fo:text-align="center" style:justify-single-word="false" fo:text-indent="0cm" style:auto-text-indent="false"/>
      <style:text-properties officeooo:paragraph-rsid="001ea37c"/>
    </style:style>
    <style:style style:name="P10" style:family="paragraph" style:parent-style-name="Text_20_body" style:list-style-name="L7">
      <style:paragraph-properties fo:margin-left="0.053cm" fo:margin-right="0.053cm" fo:margin-top="0cm" fo:margin-bottom="0cm" style:contextual-spacing="false" fo:text-indent="0cm" style:auto-text-indent="false" fo:padding="0cm" fo:border="none"/>
      <style:text-properties officeooo:paragraph-rsid="001ea37c"/>
    </style:style>
    <style:style style:name="P11"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officeooo:paragraph-rsid="001ea37c"/>
    </style:style>
    <style:style style:name="P12" style:family="paragraph" style:parent-style-name="Text_20_body" style:list-style-name="L8">
      <style:paragraph-properties fo:margin-left="0.053cm" fo:margin-right="0.053cm" fo:margin-top="0cm" fo:margin-bottom="0cm" style:contextual-spacing="false" fo:text-indent="0cm" style:auto-text-indent="false" fo:padding="0cm" fo:border="none"/>
      <style:text-properties officeooo:paragraph-rsid="001ea37c"/>
    </style:style>
    <style:style style:name="P13" style:family="paragraph" style:parent-style-name="Text_20_body" style:list-style-name="L9">
      <style:paragraph-properties fo:margin-left="0.053cm" fo:margin-right="0.053cm" fo:margin-top="0cm" fo:margin-bottom="0cm" style:contextual-spacing="false" fo:text-indent="0cm" style:auto-text-indent="false" fo:padding="0cm" fo:border="none"/>
      <style:text-properties officeooo:paragraph-rsid="001ea37c"/>
    </style:style>
    <style:style style:name="P14" style:family="paragraph" style:parent-style-name="Text_20_body" style:list-style-name="L10">
      <style:paragraph-properties fo:margin-left="0.053cm" fo:margin-right="0.053cm" fo:margin-top="0cm" fo:margin-bottom="0cm" style:contextual-spacing="false" fo:text-indent="0cm" style:auto-text-indent="false" fo:padding="0cm" fo:border="none"/>
      <style:text-properties officeooo:paragraph-rsid="001ea37c"/>
    </style:style>
    <style:style style:name="P15" style:family="paragraph" style:parent-style-name="Text_20_body" style:list-style-name="L11">
      <style:paragraph-properties fo:margin-left="0cm" fo:margin-right="0cm" fo:margin-top="0cm" fo:margin-bottom="0cm" style:contextual-spacing="false" fo:text-indent="0cm" style:auto-text-indent="false" fo:padding="0cm" fo:border="none"/>
      <style:text-properties officeooo:paragraph-rsid="001ea37c"/>
    </style:style>
    <style:style style:name="P16" style:family="paragraph" style:parent-style-name="Text_20_body">
      <style:paragraph-properties fo:margin-top="0cm" fo:margin-bottom="0.318cm" style:contextual-spacing="false"/>
      <style:text-properties officeooo:paragraph-rsid="001ea37c"/>
    </style:style>
    <style:style style:name="P17" style:family="paragraph" style:parent-style-name="Text_20_body">
      <style:text-properties officeooo:paragraph-rsid="001ea37c"/>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ea37c"/>
    </style:style>
    <style:style style:name="P19" style:family="paragraph" style:parent-style-name="Text_20_body">
      <style:paragraph-properties fo:margin-left="0.053cm" fo:margin-right="0.053cm" fo:margin-top="0cm" fo:margin-bottom="0cm" style:contextual-spacing="false" fo:text-indent="0cm" style:auto-text-indent="false" fo:padding="0cm" fo:border="none"/>
      <style:text-properties officeooo:paragraph-rsid="001ea37c"/>
    </style:style>
    <style:style style:name="T1" style:family="text">
      <style:text-properties loext:padding="0cm" loext:border="none"/>
    </style:style>
    <style:style style:name="T2" style:family="text">
      <style:text-properties loext:padding-left="0cm" loext:padding-right="0cm" loext:padding-top="0cm" loext:padding-bottom="0.049cm" loext:border-left="none" loext:border-right="none" loext:border-top="none" loext:border-bottom="1.5pt solid #000000"/>
    </style:style>
    <style:style style:name="T3" style:family="text">
      <style:text-properties fo:background-color="transparent" loext:char-shading-value="0" loext:padding="0.049cm" loext:border="0.06pt solid #000000"/>
    </style:style>
    <style:style style:name="T4" style:family="text">
      <style:text-properties style:text-line-through-style="none" style:text-line-through-type="none" style:font-name="var cib-font-text" style:text-underline-style="none" style:text-blinking="false" loext:padding="0cm" loext:border="none"/>
    </style:style>
    <style:style style:name="T5" style:family="text">
      <style:text-properties style:text-line-through-style="none" style:text-line-through-type="none" style:font-name="var cib-font-text" style:text-underline-style="none" style:text-blinking="false" loext:padding-left="0.212cm" loext:padding-right="0cm" loext:padding-top="0.049cm" loext:padding-bottom="0.049cm" loext:border-left="0.06pt solid #000000" loext:border-right="none" loext:border-top="0.06pt solid #000000" loext:border-bottom="0.06pt solid #000000"/>
    </style:style>
    <style:style style:name="T6" style:family="text">
      <style:text-properties fo:font-size="9pt" fo:font-weight="bold" loext:padding="0cm" loext:border="none"/>
    </style:style>
    <style:style style:name="T7" style:family="text">
      <style:text-properties fo:font-size="9pt" loext:padding="0cm" loext:border="none"/>
    </style:style>
    <style:style style:name="T8" style:family="text">
      <style:text-properties fo:font-weight="bold" loext:padding-left="0.106cm" loext:padding-right="0cm" loext:padding-top="0.049cm" loext:padding-bottom="0.049cm" loext:border-left="0.06pt solid #000000" loext:border-right="none" loext:border-top="0.06pt solid #000000" loext:border-bottom="0.06pt solid #00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uten Morgen! Es gibt einige bewährte Methoden, um Fortschritte in Bezug auf ein Ziel mit </text:p>
      <text:p text:style-name="P4">Tableau zu visualisieren:</text:p>
      <text:list text:style-name="L1">
        <text:list-item>
          <text:p text:style-name="P5"><text:span text:style-name="Strong_20_Emphasis"><text:span text:style-name="T1">Verwendung von Formen</text:span></text:span><text:span text:style-name="T1">: Sie können eine Form (z.B. </text:span><text:a xlink:type="simple" xlink:href="https://onenumber.biz/blog-1/2021/1/19/visualizing-progress-toward-a-goal-by-filling-in-a-shape-in-tableau" office:target-frame-name="_blank" xlink:show="new" text:style-name="Internet_20_link" text:visited-style-name="Visited_20_Internet_20_Link"><text:span text:style-name="T2">ein Thermometer oder eine Schule) erstellen und diese entsprechend dem Fortschritt in Richtung des Ziels ausfüllen</text:span><text:span text:style-name="T3">1</text:span></text:a><text:span text:style-name="T1">.</text:span></text:p>
        </text:list-item>
        <text:list-item>
          <text:p text:style-name="P5"><text:a xlink:type="simple" xlink:href="https://help.tableau.com/current/blueprint/en-us/bp_visual_best_practices.htm" office:target-frame-name="_blank" xlink:show="new" text:style-name="Internet_20_link" text:visited-style-name="Visited_20_Internet_20_Link"><text:span text:style-name="Strong_20_Emphasis"><text:span text:style-name="T2">Auswahl des richtigen Diagrammtyps</text:span></text:span><text:span text:style-name="T2">: Abhängig von der Frage, die Sie beantworten möchten oder der spezifischen Erkenntnis, die Sie vermitteln möchten, sollten Sie den Diagrammtyp auswählen</text:span><text:span text:style-name="T3">2</text:span></text:a><text:span text:style-name="T1">. </text:span><text:a xlink:type="simple" xlink:href="https://www.rigordatasolutions.com/post/different-ways-to-show-actual-vs-target-values-in-tableau" office:target-frame-name="_blank" xlink:show="new" text:style-name="Internet_20_link" text:visited-style-name="Visited_20_Internet_20_Link"><text:span text:style-name="T2">Einige der einfachen, aber leistungsstarken Diagramme, die Sie verwenden können, um Ziele gegen tatsächliche Metriken zu visualisieren, sind Bullet-Diagramme oder -Grafiken, Balken-in-Balken-Diagramme, Liniendiagramme, Lollipop-Diagramme usw.</text:span><text:span text:style-name="T3">3</text:span></text:a><text:span text:style-name="T1">.</text:span></text:p>
        </text:list-item>
        <text:list-item>
          <text:p text:style-name="P5"><text:a xlink:type="simple" xlink:href="https://help.tableau.com/current/blueprint/en-us/bp_visual_best_practices.htm" office:target-frame-name="_blank" xlink:show="new" text:style-name="Internet_20_link" text:visited-style-name="Visited_20_Internet_20_Link"><text:span text:style-name="Strong_20_Emphasis"><text:span text:style-name="T2">Berücksichtigung des Publikums</text:span></text:span><text:span text:style-name="T2">: Die besten Visualisierungen haben einen klaren Zweck und funktionieren für ihr beabsichtigtes Publikum</text:span><text:span text:style-name="T3">2</text:span></text:a><text:a xlink:type="simple" xlink:href="https://help.tableau.com/current/pro/desktop/en-us/dashboards_best_practices.htm" office:target-frame-name="_blank" xlink:show="new" text:style-name="Internet_20_link" text:visited-style-name="Visited_20_Internet_20_Link"><text:span text:style-name="T3">4</text:span></text:a><text:span text:style-name="T1">. </text:span><text:a xlink:type="simple" xlink:href="https://help.tableau.com/current/blueprint/en-us/bp_visual_best_practices.htm" office:target-frame-name="_blank" xlink:show="new" text:style-name="Internet_20_link" text:visited-style-name="Visited_20_Internet_20_Link"><text:span text:style-name="T2">Es ist wichtig zu wissen, was Sie sagen möchten und an wen Sie es richten</text:span><text:span text:style-name="T3">2</text:span></text:a><text:a xlink:type="simple" xlink:href="https://help.tableau.com/current/pro/desktop/en-us/dashboards_best_practices.htm" office:target-frame-name="_blank" xlink:show="new" text:style-name="Internet_20_link" text:visited-style-name="Visited_20_Internet_20_Link"><text:span text:style-name="T3">4</text:span></text:a><text:span text:style-name="T1">.</text:span></text:p>
        </text:list-item>
        <text:list-item>
          <text:p text:style-name="P5"><text:span text:style-name="Strong_20_Emphasis"><text:span text:style-name="T1">Kontext hinzufügen</text:span></text:span><text:span text:style-name="T1">: Stellen Sie sicher, dass Ihre Ansichten Kontext enthalten. </text:span><text:a xlink:type="simple" xlink:href="https://help.tableau.com/current/blueprint/en-us/bp_visual_best_practices.htm" office:target-frame-name="_blank" xlink:show="new" text:style-name="Internet_20_link" text:visited-style-name="Visited_20_Internet_20_Link"><text:span text:style-name="T2">Titel, Bildunterschriften, Einheiten und Kommentare helfen Ihrem Publikum, Ihre Datenansicht besser zu verstehen</text:span><text:span text:style-name="T3">2</text:span></text:a><text:span text:style-name="T1">.</text:span></text:p>
        </text:list-item>
        <text:list-item>
          <text:p text:style-name="P5"><text:span text:style-name="Strong_20_Emphasis"><text:span text:style-name="T1">Interaktivität</text:span></text:span><text:span text:style-name="T1">: Dashboards, mit denen Menschen interagieren können, sind sehr ansprechend. </text:span><text:a xlink:type="simple" xlink:href="https://onenumber.biz/blog-1/2021/1/19/visualizing-progress-toward-a-goal-by-filling-in-a-shape-in-tableau" office:target-frame-name="_blank" xlink:show="new" text:style-name="Internet_20_link" text:visited-style-name="Visited_20_Internet_20_Link"><text:span text:style-name="T2">Interaktive Elemente ermöglichen es Ihrem Publikum, die Daten zu manipulieren, Fragen zu stellen und zu beantworten und selbstständig Erkenntnisse zu gewinnen</text:span></text:a><text:a xlink:type="simple" xlink:href="https://help.tableau.com/current/blueprint/en-us/bp_visual_best_practices.htm" office:target-frame-name="_blank" xlink:show="new" text:style-name="Internet_20_link" text:visited-style-name="Visited_20_Internet_20_Link"><text:span text:style-name="T3">2</text:span></text:a><text:span text:style-name="T1">.</text:span></text:p>
        </text:list-item>
      </text:list>
      <text:p text:style-name="P6">In Bezug auf die Verwendung von C++, während Tableau eine leistungsstarke Visualisierungstool ist, ist es nicht direkt mit C++ integrierbar. Sie könnten jedoch Daten aus einer C+±Anwendung in ein Format exportieren, das von Tableau gelesen werden kann (wie CSV oder SQL), und dann diese Daten in Tableau importieren und visualisieren.</text:p>
      <text:p text:style-name="P6">Bitte beachten Sie, dass diese Praktiken allgemeine Richtlinien sind und je nach spezifischen Anforderungen variieren können. Es ist immer eine gute Idee, die Dokumentation und Ressourcen von Tableau zu konsultieren, um die besten Praktiken für Ihren speziellen Anwendungsfall zu ermitteln. Ich hoffe, das hilft! 😊</text:p>
      <text:h text:style-name="P1" text:outline-level="6"><text:bookmark text:name="learn-more-header"/>Weitere Informationen</text:h>
      <text:p text:style-name="P9"><text:a xlink:type="simple" xlink:href="https://onenumber.biz/blog-1/2021/1/19/visualizing-progress-toward-a-goal-by-filling-in-a-shape-in-tableau" office:target-frame-name="_blank" xlink:show="new" text:style-name="Internet_20_link" text:visited-style-name="Visited_20_Internet_20_Link">1<draw:a xlink:type="simple" xlink:href="https://onenumber.biz/blog-1/2021/1/19/visualizing-progress-toward-a-goal-by-filling-in-a-shape-in-tableau" office:target-frame-name="_blank" xlink:show="new"><draw:frame draw:style-name="fr1" draw:name="Bild1" text:anchor-type="as-char" svg:width="0.37cm" svg:height="0.37cm" draw:z-index="0"><draw:image xlink:href="blob:https://edgeservices.bing.com/50f7dcfe-4f0c-4802-8c62-081119154b15" xlink:type="simple" xlink:show="embed" xlink:actuate="onLoad"/></draw:frame></draw:a>onenumber.biz</text:a><text:a xlink:type="simple" xlink:href="https://help.tableau.com/current/blueprint/en-us/bp_visual_best_practices.htm" office:target-frame-name="_blank" xlink:show="new" text:style-name="Internet_20_link" text:visited-style-name="Visited_20_Internet_20_Link">2<draw:a xlink:type="simple" xlink:href="https://help.tableau.com/current/blueprint/en-us/bp_visual_best_practices.htm" office:target-frame-name="_blank" xlink:show="new"><draw:frame draw:style-name="fr1" draw:name="Bild2" text:anchor-type="as-char" svg:width="0.37cm" svg:height="0.37cm" draw:z-index="1"><draw:image xlink:href="blob:https://edgeservices.bing.com/dd0df240-7560-44b7-b083-d679cc10f4a8" xlink:type="simple" xlink:show="embed" xlink:actuate="onLoad"/></draw:frame></draw:a>help.tableau.com</text:a><text:a xlink:type="simple" xlink:href="https://www.rigordatasolutions.com/post/different-ways-to-show-actual-vs-target-values-in-tableau" office:target-frame-name="_blank" xlink:show="new" text:style-name="Internet_20_link" text:visited-style-name="Visited_20_Internet_20_Link">3<draw:a xlink:type="simple" xlink:href="https://www.rigordatasolutions.com/post/different-ways-to-show-actual-vs-target-values-in-tableau" office:target-frame-name="_blank" xlink:show="new"><draw:frame draw:style-name="fr1" draw:name="Bild3" text:anchor-type="as-char" svg:width="0.37cm" svg:height="0.37cm" draw:z-index="2"><draw:image xlink:href="blob:https://edgeservices.bing.com/cbbc56fc-f2fc-4f7f-9fb7-d830d68b38a5" xlink:type="simple" xlink:show="embed" xlink:actuate="onLoad"/></draw:frame></draw:a>rigordatasolutions.com</text:a><text:a xlink:type="simple" xlink:href="https://help.tableau.com/current/pro/desktop/en-us/dashboards_best_practices.htm" office:target-frame-name="_blank" xlink:show="new" text:style-name="Internet_20_link" text:visited-style-name="Visited_20_Internet_20_Link">4<draw:a xlink:type="simple" xlink:href="https://help.tableau.com/current/pro/desktop/en-us/dashboards_best_practices.htm" office:target-frame-name="_blank" xlink:show="new"><draw:frame draw:style-name="fr1" draw:name="Bild4" text:anchor-type="as-char" svg:width="0.37cm" svg:height="0.37cm" draw:z-index="3"><draw:image xlink:href="blob:https://edgeservices.bing.com/dd0df240-7560-44b7-b083-d679cc10f4a8" xlink:type="simple" xlink:show="embed" xlink:actuate="onLoad"/></draw:frame></draw:a>help.tableau.com</text:a><text:a xlink:type="simple" xlink:href="https://www.tableau.com/learn/articles/data-visualization-tips" office:target-frame-name="_blank" xlink:show="new" text:style-name="Internet_20_link" text:visited-style-name="Visited_20_Internet_20_Link">5<draw:a xlink:type="simple" xlink:href="https://www.tableau.com/learn/articles/data-visualization-tips" office:target-frame-name="_blank" xlink:show="new"><draw:frame draw:style-name="fr1" draw:name="Bild5" text:anchor-type="as-char" svg:width="0.37cm" svg:height="0.37cm" draw:z-index="4"><draw:image xlink:href="blob:https://edgeservices.bing.com/07ce9cee-3b5a-4d16-87ce-49e25a9f9185" xlink:type="simple" xlink:show="embed" xlink:actuate="onLoad"/></draw:frame></draw:a>tableau.com</text:a>+3 mehr</text:p>
      <text:p text:style-name="P16">Sie</text:p>
      <text:p text:style-name="P8">Tableau kann auch Daten in die CSV schreiben richtig ?</text:p>
      <text:p text:style-name="P16">Copilot</text:p>
      <text:p text:style-name="P17"><text:span text:style-name="Strong_20_Emphasis"><text:span text:style-name="T6">das web</text:span></text:span><text:span text:style-name="T7">wird verwendet</text:span></text:p>
      <text:p text:style-name="P18"><text:span text:style-name="T1">Ja, das ist richtig. </text:span><text:span text:style-name="Strong_20_Emphasis"><text:span text:style-name="T1">Tableau</text:span></text:span><text:span text:style-name="T1"> bietet die Möglichkeit, Daten in eine </text:span><text:span text:style-name="Strong_20_Emphasis"><text:span text:style-name="T1">CSV-Datei</text:span></text:span><text:span text:style-name="T1"> zu exportieren. Sie können dies tun, indem Sie in Tableau auf die Option “Daten” und dann auf “Alle Zeilen als Textdatei exportieren” klicken. Dies wird eine CSV-Datei mit allen Daten aus Ihrer aktuellen Ansicht erstellen. Bitte beachten Sie, dass die genauen Schritte je nach Version von Tableau variieren können. Es ist immer eine gute Idee, die neueste Dokumentation von Tableau zu konsultieren. Ich hoffe, das hilft! 😊</text:span></text:p>
      <text:p text:style-name="P16">Sie</text:p>
      <text:p text:style-name="P8"><text:soft-page-break/>Gäbe es ein Weg in recht schneller Zeit von 1500 Messpunkten welche von Tableau dann im Takt in eine CSV hinein geschrieben wird in Quasi "in Time" C++ zur Verfügung zu stellen. Zum Beispiel in einem Timer dann dieser Zyklus Tableau schreibt und C++ liest um es dann zu nutzen ?</text:p>
      <text:p text:style-name="P16">Copilot</text:p>
      <text:p text:style-name="P17"><text:span text:style-name="Strong_20_Emphasis"><text:span text:style-name="T6">das web</text:span></text:span><text:span text:style-name="T7">wird verwendet</text:span></text:p>
      <text:p text:style-name="P7">Ja, es gibt Möglichkeiten, um eine solche Echtzeit-Datenübertragung zwischen Tableau und C++ zu ermöglichen. Hier sind einige Ansätze:</text:p>
      <text:list text:style-name="L7">
        <text:list-item>
          <text:p text:style-name="P10"><text:a xlink:type="simple" xlink:href="https://medium.com/@cacmscdm/real-time-data-streaming-and-analysis-with-tableau-b41d8783816e" office:target-frame-name="_blank" xlink:show="new" text:style-name="Internet_20_link" text:visited-style-name="Visited_20_Internet_20_Link"><text:span text:style-name="Strong_20_Emphasis"><text:span text:style-name="T2">Tableau-Echtzeitanalyse</text:span></text:span><text:span text:style-name="T2">: Tableau bietet Funktionen für die Echtzeitanalyse</text:span><text:span text:style-name="T3">1</text:span></text:a><text:span text:style-name="T1">. </text:span><text:a xlink:type="simple" xlink:href="https://medium.com/@cacmscdm/real-time-data-streaming-and-analysis-with-tableau-b41d8783816e" office:target-frame-name="_blank" xlink:show="new" text:style-name="Internet_20_link" text:visited-style-name="Visited_20_Internet_20_Link"><text:span text:style-name="T2">Sie können Connectors oder APIs verwenden, um Echtzeitdaten von Quellen wie IoT-Geräten, Social-Media-Feeds oder Transaktionssystemen zu übertragen</text:span><text:span text:style-name="T3">1</text:span></text:a><text:span text:style-name="T1">. </text:span><text:a xlink:type="simple" xlink:href="https://medium.com/@cacmscdm/real-time-data-streaming-and-analysis-with-tableau-b41d8783816e" office:target-frame-name="_blank" xlink:show="new" text:style-name="Internet_20_link" text:visited-style-name="Visited_20_Internet_20_Link"><text:span text:style-name="T2">Sie können interaktive Dashboards erstellen, die sich sofort aktualisieren, wenn neue Daten eintreffen, und den Benutzern Zugriff auf die neuesten Informationen bieten</text:span><text:span text:style-name="T3">1</text:span></text:a><text:span text:style-name="T1">.</text:span></text:p>
        </text:list-item>
        <text:list-item>
          <text:p text:style-name="P11"><text:span text:style-name="Strong_20_Emphasis"><text:span text:style-name="T1">CSV-Dateiüberwachung</text:span></text:span><text:span text:style-name="T1">: Sie könnten einen C+±Prozess erstellen, der die CSV-Datei überwacht und Änderungen in Echtzeit liest. Dies könnte durch Polling (regelmäßiges Überprüfen der Datei auf Änderungen) oder durch Verwendung von Dateisystemereignissen erreicht werden, wenn Ihr Betriebssystem dies unterstützt.</text:span></text:p>
        </text:list-item>
        <text:list-item>
          <text:p text:style-name="P10"><text:a xlink:type="simple" xlink:href="https://medium.com/@cacmscdm/real-time-data-streaming-and-analysis-with-tableau-b41d8783816e" office:target-frame-name="_blank" xlink:show="new" text:style-name="Internet_20_link" text:visited-style-name="Visited_20_Internet_20_Link"><text:span text:style-name="Strong_20_Emphasis"><text:span text:style-name="T2">Verwendung von APIs</text:span></text:span><text:span text:style-name="T2">: Eine andere Möglichkeit besteht darin, eine REST-API zu verwenden, um Daten zwischen Tableau und Ihrer C+±Anwendung auszutauschen</text:span></text:a><text:a xlink:type="simple" xlink:href="https://community.tableau.com/s/question/0D54T00000RezlQSAR/how-to-integrate-rest-api-with-tableau-and-fetch-data-using-rest-api-connection-through-tableau-and-using-the-data-fetched-from-rest-api-can-create-a-dahboard-in-tableau" office:target-frame-name="_blank" xlink:show="new" text:style-name="Internet_20_link" text:visited-style-name="Visited_20_Internet_20_Link"><text:span text:style-name="T3">2</text:span></text:a><text:span text:style-name="T1">. </text:span><text:a xlink:type="simple" xlink:href="https://medium.com/@cacmscdm/real-time-data-streaming-and-analysis-with-tableau-b41d8783816e" office:target-frame-name="_blank" xlink:show="new" text:style-name="Internet_20_link" text:visited-style-name="Visited_20_Internet_20_Link"><text:span text:style-name="T2">Sie könnten eine Web Data Connector (WDC) in Tableau verwenden, die eine gehostete Webanwendung ist, die mit JavaScript erstellt wurde, um eine API zu verbinden, die Daten in ein JSON-Format konvertiert und die Daten an Tableau weiterleitet</text:span></text:a><text:a xlink:type="simple" xlink:href="https://community.tableau.com/s/question/0D54T00000RezlQSAR/how-to-integrate-rest-api-with-tableau-and-fetch-data-using-rest-api-connection-through-tableau-and-using-the-data-fetched-from-rest-api-can-create-a-dahboard-in-tableau" office:target-frame-name="_blank" xlink:show="new" text:style-name="Internet_20_link" text:visited-style-name="Visited_20_Internet_20_Link"><text:span text:style-name="T3">2</text:span></text:a><text:span text:style-name="T1">.</text:span></text:p>
        </text:list-item>
      </text:list>
      <text:p text:style-name="P6">Bitte beachten Sie, dass diese Methoden fortgeschrittene Programmierkenntnisse erfordern und möglicherweise nicht für alle Anwendungsfälle geeignet sind. Es ist immer eine gute Idee, die neueste Dokumentation von Tableau zu konsultieren und möglicherweise einen Datenexperten oder Entwickler um Hilfe zu bitten. Ich hoffe, das hilft! 😊</text:p>
      <text:h text:style-name="P1" text:outline-level="6"><text:bookmark text:name="learn-more-header Kopie 1"/>Weitere Informationen</text:h>
      <text:p text:style-name="P9"><text:a xlink:type="simple" xlink:href="https://medium.com/@cacmscdm/real-time-data-streaming-and-analysis-with-tableau-b41d8783816e" office:target-frame-name="_blank" xlink:show="new" text:style-name="Internet_20_link" text:visited-style-name="Visited_20_Internet_20_Link">1<draw:a xlink:type="simple" xlink:href="https://medium.com/@cacmscdm/real-time-data-streaming-and-analysis-with-tableau-b41d8783816e" office:target-frame-name="_blank" xlink:show="new"><draw:frame draw:style-name="fr1" draw:name="Bild6" text:anchor-type="as-char" svg:width="0.37cm" svg:height="0.37cm" draw:z-index="5"><draw:image xlink:href="blob:https://edgeservices.bing.com/d9abab52-5115-490a-afca-aa74a1002447" xlink:type="simple" xlink:show="embed" xlink:actuate="onLoad"/></draw:frame></draw:a>medium.com</text:a><text:a xlink:type="simple" xlink:href="https://community.tableau.com/s/question/0D54T00000RezlQSAR/how-to-integrate-rest-api-with-tableau-and-fetch-data-using-rest-api-connection-through-tableau-and-using-the-data-fetched-from-rest-api-can-create-a-dahboard-in-tableau" office:target-frame-name="_blank" xlink:show="new" text:style-name="Internet_20_link" text:visited-style-name="Visited_20_Internet_20_Link">2<draw:a xlink:type="simple" xlink:href="https://community.tableau.com/s/question/0D54T00000RezlQSAR/how-to-integrate-rest-api-with-tableau-and-fetch-data-using-rest-api-connection-through-tableau-and-using-the-data-fetched-from-rest-api-can-create-a-dahboard-in-tableau" office:target-frame-name="_blank" xlink:show="new"><draw:frame draw:style-name="fr1" draw:name="Bild7" text:anchor-type="as-char" svg:width="0.37cm" svg:height="0.37cm" draw:z-index="6"><draw:image xlink:href="blob:https://edgeservices.bing.com/09f5243b-5d80-411d-a74e-3875c6837ac6" xlink:type="simple" xlink:show="embed" xlink:actuate="onLoad"/></draw:frame></draw:a>community.tableau.com</text:a><text:a xlink:type="simple" xlink:href="https://www.id1.de/2020/07/23/using-tableau-as-real-time-dashboard-3-things-we-found-out/" office:target-frame-name="_blank" xlink:show="new" text:style-name="Internet_20_link" text:visited-style-name="Visited_20_Internet_20_Link">3<draw:a xlink:type="simple" xlink:href="https://www.id1.de/2020/07/23/using-tableau-as-real-time-dashboard-3-things-we-found-out/" office:target-frame-name="_blank" xlink:show="new"><draw:frame draw:style-name="fr1" draw:name="Bild8" text:anchor-type="as-char" svg:width="0.37cm" svg:height="0.37cm" draw:z-index="7"><draw:image xlink:href="blob:https://edgeservices.bing.com/523e2444-0cb6-47af-ab5e-5b616b4755ef" xlink:type="simple" xlink:show="embed" xlink:actuate="onLoad"/></draw:frame></draw:a>id1.de</text:a></text:p>
      <text:p text:style-name="P16">Sie</text:p>
      <text:p text:style-name="P8">Könnte dies auch Qt leisten ?</text:p>
      <text:p text:style-name="P16">Copilot</text:p>
      <text:p text:style-name="P17"><text:span text:style-name="Strong_20_Emphasis"><text:span text:style-name="T6">das web</text:span></text:span><text:span text:style-name="T7">wird verwendet</text:span></text:p>
      <text:p text:style-name="P18"><text:span text:style-name="T1">Ja, </text:span><text:span text:style-name="Strong_20_Emphasis"><text:span text:style-name="T1">Qt</text:span></text:span><text:span text:style-name="T1"> bietet auch Möglichkeiten für Echtzeit-Datenübertragung und -Visualisierung. Hier sind einige Ansätze:</text:span></text:p>
      <text:list text:style-name="L8">
        <text:list-item>
          <text:p text:style-name="P12"><text:a xlink:type="simple" xlink:href="https://www.qcustomplot.com/index.php/demos/realtimedatademo" office:target-frame-name="_blank" xlink:show="new" text:style-name="Internet_20_link" text:visited-style-name="Visited_20_Internet_20_Link"><text:span text:style-name="Strong_20_Emphasis"><text:span text:style-name="T2">QCustomPlot</text:span></text:span><text:span text:style-name="T2">: QCustomPlot ist ein Qt C++ Widget für das Plotten</text:span><text:span text:style-name="T3">1</text:span></text:a><text:span text:style-name="T1">. </text:span><text:a xlink:type="simple" xlink:href="https://www.qcustomplot.com/index.php/demos/realtimedatademo" office:target-frame-name="_blank" xlink:show="new" text:style-name="Internet_20_link" text:visited-style-name="Visited_20_Internet_20_Link"><text:span text:style-name="T2">Diese Bibliothek konzentriert sich auf die Erstellung gut aussehender, publikationsreifer 2D-Plots, Diagramme und Charts und bietet gleichzeitig eine hohe Leistung für die Echtzeit-Visualisierung</text:span><text:span text:style-name="T3">1</text:span></text:a><text:span text:style-name="T1">.</text:span></text:p>
        </text:list-item>
        <text:list-item>
          <text:p text:style-name="P12"><text:a xlink:type="simple" xlink:href="https://www.qcustomplot.com/index.php/demos/realtimedatademo" office:target-frame-name="_blank" xlink:show="new" text:style-name="Internet_20_link" text:visited-style-name="Visited_20_Internet_20_Link"><text:span text:style-name="Strong_20_Emphasis"><text:span text:style-name="T2">QWT</text:span></text:span><text:span text:style-name="T2">: QWT ist eine Grafikbibliothek auf Basis von Qt für das Plotten und die Datenvisualisierung</text:span></text:a><text:a xlink:type="simple" xlink:href="https://stackoverflow.com/questions/12735734/real-time-data-plotting-with-qt-qwt-and-c" office:target-frame-name="_blank" xlink:show="new" text:style-name="Internet_20_link" text:visited-style-name="Visited_20_Internet_20_Link"><text:span text:style-name="T3">2</text:span></text:a><text:span text:style-name="T1">. </text:span><text:a xlink:type="simple" xlink:href="https://www.qcustomplot.com/index.php/demos/realtimedatademo" office:target-frame-name="_blank" xlink:show="new" text:style-name="Internet_20_link" text:visited-style-name="Visited_20_Internet_20_Link"><text:span text:style-name="T2">Sie können es verwenden, um Echtzeitdaten zu plotten</text:span></text:a><text:a xlink:type="simple" xlink:href="https://stackoverflow.com/questions/12735734/real-time-data-plotting-with-qt-qwt-and-c" office:target-frame-name="_blank" xlink:show="new" text:style-name="Internet_20_link" text:visited-style-name="Visited_20_Internet_20_Link"><text:span text:style-name="T3">2</text:span></text:a><text:span text:style-name="T1">.</text:span></text:p>
        </text:list-item>
        <text:list-item>
          <text:p text:style-name="P12"><text:a xlink:type="simple" xlink:href="https://www.qcustomplot.com/index.php/demos/realtimedatademo" office:target-frame-name="_blank" xlink:show="new" text:style-name="Internet_20_link" text:visited-style-name="Visited_20_Internet_20_Link"><text:soft-page-break/><text:span text:style-name="Strong_20_Emphasis"><text:span text:style-name="T2">Qt Charts</text:span></text:span><text:span text:style-name="T2">: Qt Charts ist eine Bibliothek, die eine Reihe von einfach zu verwendenden Chartkomponenten bereitstellt</text:span></text:a><text:a xlink:type="simple" xlink:href="https://stackoverflow.com/questions/42617860/implementing-real-time-plot-with-qt5-charts" office:target-frame-name="_blank" xlink:show="new" text:style-name="Internet_20_link" text:visited-style-name="Visited_20_Internet_20_Link"><text:span text:style-name="T3">3</text:span></text:a><text:span text:style-name="T1">. </text:span><text:a xlink:type="simple" xlink:href="https://www.qcustomplot.com/index.php/demos/realtimedatademo" office:target-frame-name="_blank" xlink:show="new" text:style-name="Internet_20_link" text:visited-style-name="Visited_20_Internet_20_Link"><text:span text:style-name="T2">Sie können es verwenden, um Echtzeitdaten zu visualisieren</text:span></text:a><text:a xlink:type="simple" xlink:href="https://stackoverflow.com/questions/42617860/implementing-real-time-plot-with-qt5-charts" office:target-frame-name="_blank" xlink:show="new" text:style-name="Internet_20_link" text:visited-style-name="Visited_20_Internet_20_Link"><text:span text:style-name="T3">3</text:span></text:a><text:span text:style-name="T1">.</text:span></text:p>
        </text:list-item>
        <text:list-item>
          <text:p text:style-name="P12"><text:a xlink:type="simple" xlink:href="https://www.qcustomplot.com/index.php/demos/realtimedatademo" office:target-frame-name="_blank" xlink:show="new" text:style-name="Internet_20_link" text:visited-style-name="Visited_20_Internet_20_Link"><text:span text:style-name="Strong_20_Emphasis"><text:span text:style-name="T2">Datenübertragung von C++ nach QML</text:span></text:span><text:span text:style-name="T2">: Sie können Daten in Echtzeit von C++ an QML übertragen und diese Daten dann in einem QML-Diagramm visualisieren</text:span></text:a><text:a xlink:type="simple" xlink:href="https://forum.qt.io/topic/75288/real-time-charts-passing-data-from-c-to-qml" office:target-frame-name="_blank" xlink:show="new" text:style-name="Internet_20_link" text:visited-style-name="Visited_20_Internet_20_Link"><text:span text:style-name="T3">4</text:span></text:a><text:span text:style-name="T1">.</text:span></text:p>
        </text:list-item>
      </text:list>
      <text:p text:style-name="P6">Bitte beachten Sie, dass diese Methoden fortgeschrittene Programmierkenntnisse erfordern und möglicherweise nicht für alle Anwendungsfälle geeignet sind. Es ist immer eine gute Idee, die neueste Dokumentation von Qt zu konsultieren und möglicherweise einen Datenexperten oder Entwickler um Hilfe zu bitten. Ich hoffe, das hilft! 😊</text:p>
      <text:h text:style-name="P1" text:outline-level="6"><text:bookmark text:name="learn-more-header Kopie 2"/>Weitere Informationen</text:h>
      <text:p text:style-name="P9"><text:a xlink:type="simple" xlink:href="https://www.qcustomplot.com/index.php/demos/realtimedatademo" office:target-frame-name="_blank" xlink:show="new" text:style-name="Internet_20_link" text:visited-style-name="Visited_20_Internet_20_Link">1<draw:a xlink:type="simple" xlink:href="https://www.qcustomplot.com/index.php/demos/realtimedatademo" office:target-frame-name="_blank" xlink:show="new"><draw:frame draw:style-name="fr1" draw:name="Bild9" text:anchor-type="as-char" svg:width="0.37cm" svg:height="0.37cm" draw:z-index="8"><draw:image xlink:href="blob:https://edgeservices.bing.com/2c303029-c99f-462d-beda-e2f962484e53" xlink:type="simple" xlink:show="embed" xlink:actuate="onLoad"/></draw:frame></draw:a>qcustomplot.com</text:a><text:a xlink:type="simple" xlink:href="https://stackoverflow.com/questions/12735734/real-time-data-plotting-with-qt-qwt-and-c" office:target-frame-name="_blank" xlink:show="new" text:style-name="Internet_20_link" text:visited-style-name="Visited_20_Internet_20_Link">2<draw:a xlink:type="simple" xlink:href="https://stackoverflow.com/questions/12735734/real-time-data-plotting-with-qt-qwt-and-c" office:target-frame-name="_blank" xlink:show="new"><draw:frame draw:style-name="fr1" draw:name="Bild10" text:anchor-type="as-char" svg:width="0.37cm" svg:height="0.37cm" draw:z-index="9"><draw:image xlink:href="blob:https://edgeservices.bing.com/31a423b8-7721-47f1-9887-0a828771edad" xlink:type="simple" xlink:show="embed" xlink:actuate="onLoad"/></draw:frame></draw:a>stackoverflow.com</text:a><text:a xlink:type="simple" xlink:href="https://stackoverflow.com/questions/42617860/implementing-real-time-plot-with-qt5-charts" office:target-frame-name="_blank" xlink:show="new" text:style-name="Internet_20_link" text:visited-style-name="Visited_20_Internet_20_Link">3<draw:a xlink:type="simple" xlink:href="https://stackoverflow.com/questions/42617860/implementing-real-time-plot-with-qt5-charts" office:target-frame-name="_blank" xlink:show="new"><draw:frame draw:style-name="fr1" draw:name="Bild11" text:anchor-type="as-char" svg:width="0.37cm" svg:height="0.37cm" draw:z-index="10"><draw:image xlink:href="blob:https://edgeservices.bing.com/31a423b8-7721-47f1-9887-0a828771edad" xlink:type="simple" xlink:show="embed" xlink:actuate="onLoad"/></draw:frame></draw:a>stackoverflow.com</text:a><text:a xlink:type="simple" xlink:href="https://forum.qt.io/topic/75288/real-time-charts-passing-data-from-c-to-qml" office:target-frame-name="_blank" xlink:show="new" text:style-name="Internet_20_link" text:visited-style-name="Visited_20_Internet_20_Link">4<draw:a xlink:type="simple" xlink:href="https://forum.qt.io/topic/75288/real-time-charts-passing-data-from-c-to-qml" office:target-frame-name="_blank" xlink:show="new"><draw:frame draw:style-name="fr1" draw:name="Bild12" text:anchor-type="as-char" svg:width="0.37cm" svg:height="0.37cm" draw:z-index="11"><draw:image xlink:href="blob:https://edgeservices.bing.com/c53ff61a-3b29-4633-81eb-b5d7f8e8becf" xlink:type="simple" xlink:show="embed" xlink:actuate="onLoad"/></draw:frame></draw:a>forum.qt.io</text:a>+2 mehr</text:p>
      <text:p text:style-name="P16">Sie</text:p>
      <text:p text:style-name="P8">Würde dann Tableau zu recht kommen um die Daten stets zu geben ?</text:p>
      <text:p text:style-name="P16">Copilot</text:p>
      <text:p text:style-name="P17"><text:span text:style-name="Strong_20_Emphasis"><text:span text:style-name="T6">das web</text:span></text:span><text:span text:style-name="T7">wird verwendet</text:span></text:p>
      <text:p text:style-name="P19"><text:a xlink:type="simple" xlink:href="https://medium.com/@cacmscdm/real-time-data-streaming-and-analysis-with-tableau-b41d8783816e" office:target-frame-name="_blank" xlink:show="new" text:style-name="Internet_20_link" text:visited-style-name="Visited_20_Internet_20_Link"><text:span text:style-name="T2">Ja, </text:span><text:span text:style-name="Strong_20_Emphasis"><text:span text:style-name="T2">Tableau</text:span></text:span><text:span text:style-name="T2"> ist in der Lage, mit Echtzeitdaten umzugehen</text:span><text:span text:style-name="T3">1</text:span></text:a><text:a xlink:type="simple" xlink:href="https://hevodata.com/learn/tableau-real-time-data-streaming/" office:target-frame-name="_blank" xlink:show="new" text:style-name="Internet_20_link" text:visited-style-name="Visited_20_Internet_20_Link"><text:span text:style-name="T3">2</text:span></text:a><text:a xlink:type="simple" xlink:href="https://tableaugate.com/tableau-for-real-time-data/" office:target-frame-name="_blank" xlink:show="new" text:style-name="Internet_20_link" text:visited-style-name="Visited_20_Internet_20_Link"><text:span text:style-name="T3">3</text:span></text:a><text:span text:style-name="T1">. Hier sind einige Möglichkeiten, wie Tableau dies erreicht:</text:span></text:p>
      <text:list text:style-name="L9">
        <text:list-item>
          <text:p text:style-name="P13"><text:a xlink:type="simple" xlink:href="https://medium.com/@cacmscdm/real-time-data-streaming-and-analysis-with-tableau-b41d8783816e" office:target-frame-name="_blank" xlink:show="new" text:style-name="Internet_20_link" text:visited-style-name="Visited_20_Internet_20_Link"><text:span text:style-name="Strong_20_Emphasis"><text:span text:style-name="T2">Datenintegration</text:span></text:span><text:span text:style-name="T2">: Verwenden Sie Connectors oder APIs, um Echtzeitdaten von Quellen wie IoT-Geräten, Social-Media-Feeds oder Transaktionssystemen zu übertragen</text:span><text:span text:style-name="T3">1</text:span></text:a><text:span text:style-name="T1">.</text:span></text:p>
        </text:list-item>
        <text:list-item>
          <text:p text:style-name="P13"><text:span text:style-name="Strong_20_Emphasis"><text:span text:style-name="T1">Datenbereinigung</text:span></text:span><text:span text:style-name="T1">: Die eingelesenen Daten müssen möglicherweise bereinigt und transformiert werden. </text:span><text:a xlink:type="simple" xlink:href="https://medium.com/@cacmscdm/real-time-data-streaming-and-analysis-with-tableau-b41d8783816e" office:target-frame-name="_blank" xlink:show="new" text:style-name="Internet_20_link" text:visited-style-name="Visited_20_Internet_20_Link"><text:span text:style-name="T2">Tableau Prep kann verwendet werden, um die Datenqualität sicherzustellen</text:span><text:span text:style-name="T3">1</text:span></text:a><text:span text:style-name="T1">.</text:span></text:p>
        </text:list-item>
        <text:list-item>
          <text:p text:style-name="P13"><text:a xlink:type="simple" xlink:href="https://medium.com/@cacmscdm/real-time-data-streaming-and-analysis-with-tableau-b41d8783816e" office:target-frame-name="_blank" xlink:show="new" text:style-name="Internet_20_link" text:visited-style-name="Visited_20_Internet_20_Link"><text:span text:style-name="Strong_20_Emphasis"><text:span text:style-name="T2">Live-Dashboards</text:span></text:span><text:span text:style-name="T2">: Erstellen Sie interaktive Dashboards, die sich sofort aktualisieren, wenn neue Daten eintreffen, und den Benutzern Zugriff auf die neuesten Informationen bieten</text:span><text:span text:style-name="T3">1</text:span></text:a><text:span text:style-name="T1">.</text:span></text:p>
        </text:list-item>
        <text:list-item>
          <text:p text:style-name="P13"><text:a xlink:type="simple" xlink:href="https://medium.com/@cacmscdm/real-time-data-streaming-and-analysis-with-tableau-b41d8783816e" office:target-frame-name="_blank" xlink:show="new" text:style-name="Internet_20_link" text:visited-style-name="Visited_20_Internet_20_Link"><text:span text:style-name="Strong_20_Emphasis"><text:span text:style-name="T2">Echtzeitwarnungen</text:span></text:span><text:span text:style-name="T2">: Implementieren Sie Tableau’s Warnmechanismen, um Stakeholder zu informieren, wenn bestimmte Schwellenwerte überschritten werden oder Anomalien gefunden werden</text:span><text:span text:style-name="T3">1</text:span></text:a><text:span text:style-name="T1">.</text:span></text:p>
        </text:list-item>
        <text:list-item>
          <text:p text:style-name="P13"><text:a xlink:type="simple" xlink:href="https://medium.com/@cacmscdm/real-time-data-streaming-and-analysis-with-tableau-b41d8783816e" office:target-frame-name="_blank" xlink:show="new" text:style-name="Internet_20_link" text:visited-style-name="Visited_20_Internet_20_Link"><text:span text:style-name="Strong_20_Emphasis"><text:span text:style-name="T2">Benutzerdefinierte Berechnungen</text:span></text:span><text:span text:style-name="T2">: Verwenden Sie berechnete Felder und Logik, um Berechnungen sofort durchzuführen und eine dynamische Analyse zu ermöglichen</text:span><text:span text:style-name="T3">1</text:span></text:a><text:span text:style-name="T1">.</text:span></text:p>
        </text:list-item>
        <text:list-item>
          <text:p text:style-name="P13"><text:span text:style-name="Strong_20_Emphasis"><text:span text:style-name="T1">Streaming-Erweiterungen</text:span></text:span><text:span text:style-name="T1">: Verwenden Sie Tableau-Erweiterungen, um die Funktionalität zu verbessern, z.B. </text:span><text:a xlink:type="simple" xlink:href="https://medium.com/@cacmscdm/real-time-data-streaming-and-analysis-with-tableau-b41d8783816e" office:target-frame-name="_blank" xlink:show="new" text:style-name="Internet_20_link" text:visited-style-name="Visited_20_Internet_20_Link"><text:span text:style-name="T2">die Integration externer Tools oder APIs für die Echtzeitverarbeitung</text:span><text:span text:style-name="T3">1</text:span></text:a><text:span text:style-name="T1">.</text:span></text:p>
        </text:list-item>
      </text:list>
      <text:p text:style-name="P6">Bitte beachten Sie, dass diese Methoden fortgeschrittene Programmierkenntnisse erfordern und möglicherweise nicht für alle Anwendungsfälle geeignet sind. Es ist immer eine gute Idee, die neueste Dokumentation von Tableau zu konsultieren und möglicherweise einen Datenexperten oder Entwickler um Hilfe zu bitten. Ich hoffe, das hilft! 😊</text:p>
      <text:h text:style-name="P1" text:outline-level="6"><text:bookmark text:name="learn-more-header Kopie 3"/>Weitere Informationen</text:h>
      <text:p text:style-name="P9"><text:a xlink:type="simple" xlink:href="https://medium.com/@cacmscdm/real-time-data-streaming-and-analysis-with-tableau-b41d8783816e" office:target-frame-name="_blank" xlink:show="new" text:style-name="Internet_20_link" text:visited-style-name="Visited_20_Internet_20_Link">1<draw:a xlink:type="simple" xlink:href="https://medium.com/@cacmscdm/real-time-data-streaming-and-analysis-with-tableau-b41d8783816e" office:target-frame-name="_blank" xlink:show="new"><draw:frame draw:style-name="fr1" draw:name="Bild13" text:anchor-type="as-char" svg:width="0.37cm" svg:height="0.37cm" draw:z-index="12"><draw:image xlink:href="blob:https://edgeservices.bing.com/d9abab52-5115-490a-afca-aa74a1002447" xlink:type="simple" xlink:show="embed" xlink:actuate="onLoad"/></draw:frame></draw:a>medium.com</text:a><text:a xlink:type="simple" xlink:href="https://hevodata.com/learn/tableau-real-time-data-streaming/" office:target-frame-name="_blank" xlink:show="new" text:style-name="Internet_20_link" text:visited-style-name="Visited_20_Internet_20_Link">2<draw:a xlink:type="simple" xlink:href="https://hevodata.com/learn/tableau-real-time-data-streaming/" office:target-frame-name="_blank" xlink:show="new"><draw:frame draw:style-name="fr1" draw:name="Bild14" text:anchor-type="as-char" svg:width="0.37cm" svg:height="0.37cm" draw:z-index="13"><draw:image xlink:href="blob:https://edgeservices.bing.com/a9ed3c8c-3bc4-4b68-a5ce-b864f1570d30" xlink:type="simple" xlink:show="embed" xlink:actuate="onLoad"/></draw:frame></draw:a>hevodata.com</text:a><text:a xlink:type="simple" xlink:href="https://tableaugate.com/tableau-for-real-time-data/" office:target-frame-name="_blank" xlink:show="new" text:style-name="Internet_20_link" text:visited-style-name="Visited_20_Internet_20_Link">3<draw:a xlink:type="simple" xlink:href="https://tableaugate.com/tableau-for-real-time-data/" office:target-frame-name="_blank" xlink:show="new"><draw:frame draw:style-name="fr1" draw:name="Bild15" text:anchor-type="as-char" svg:width="0.37cm" svg:height="0.37cm" draw:z-index="14"><draw:image xlink:href="blob:https://edgeservices.bing.com/da2620a3-f799-40b9-9f0e-7662d1694770" xlink:type="simple" xlink:show="embed" xlink:actuate="onLoad"/></draw:frame></draw:a>tableaugate.com</text:a><text:a xlink:type="simple" xlink:href="https://www.tableau.com/solutions/workbook/seeing-data-essential-uncovering-game-changing-insights" office:target-frame-name="_blank" xlink:show="new" text:style-name="Internet_20_link" text:visited-style-name="Visited_20_Internet_20_Link">4<draw:a xlink:type="simple" xlink:href="https://www.tableau.com/solutions/workbook/seeing-data-essential-uncovering-game-changing-insights" office:target-frame-name="_blank" xlink:show="new"><draw:frame draw:style-name="fr1" draw:name="Bild16" text:anchor-type="as-char" svg:width="0.37cm" svg:height="0.37cm" draw:z-index="15"><draw:image xlink:href="blob:https://edgeservices.bing.com/07ce9cee-3b5a-4d16-87ce-49e25a9f9185" xlink:type="simple" xlink:show="embed" xlink:actuate="onLoad"/></draw:frame></draw:a>tableau.com</text:a>+1 mehr</text:p>
      <text:p text:style-name="P16">Sie</text:p>
      <text:p text:style-name="P8">Wie kommt hier dann QT effektiv ins Szenario ?</text:p>
      <text:p text:style-name="P16">Copilot</text:p>
      <text:p text:style-name="P17"><text:soft-page-break/><text:span text:style-name="Strong_20_Emphasis"><text:span text:style-name="T6">das web</text:span></text:span><text:span text:style-name="T7">wird verwendet</text:span></text:p>
      <text:p text:style-name="P18"><text:span text:style-name="Strong_20_Emphasis"><text:span text:style-name="T1">Qt</text:span></text:span><text:span text:style-name="T1"> kann effektiv in dieses Szenario integriert werden, indem es zur Echtzeit-Datenvisualisierung und -übertragung verwendet wird. Hier sind einige Möglichkeiten, wie Qt dies erreicht:</text:span></text:p>
      <text:list text:style-name="L10">
        <text:list-item>
          <text:p text:style-name="P14"><text:a xlink:type="simple" xlink:href="https://doc.qt.io/qt-6.2/qtdatavisualization-overview.html" office:target-frame-name="_blank" xlink:show="new" text:style-name="Internet_20_link" text:visited-style-name="Visited_20_Internet_20_Link"><text:span text:style-name="Strong_20_Emphasis"><text:span text:style-name="T2">Qt Data Visualization</text:span></text:span><text:span text:style-name="T2">: Qt Data Visualization bietet eine Möglichkeit, schnell reagierende, komplexe und dynamische 3D-Visualisierungen für analytisch anspruchsvolle Branchen wie die akademische Forschung und die Medizin zu entwickeln</text:span><text:span text:style-name="T3">1</text:span></text:a><text:span text:style-name="T1">. </text:span><text:a xlink:type="simple" xlink:href="https://doc.qt.io/qt-6.2/qtdatavisualization-overview.html" office:target-frame-name="_blank" xlink:show="new" text:style-name="Internet_20_link" text:visited-style-name="Visited_20_Internet_20_Link"><text:span text:style-name="T2">Es bietet 3D-Balken-, Streu- und Oberflächenvisualisierungen</text:span><text:span text:style-name="T3">1</text:span></text:a><text:span text:style-name="T1">. </text:span><text:a xlink:type="simple" xlink:href="https://doc.qt.io/qt-6.2/qtdatavisualization-overview.html" office:target-frame-name="_blank" xlink:show="new" text:style-name="Internet_20_link" text:visited-style-name="Visited_20_Internet_20_Link"><text:span text:style-name="T2">Die Kombination von Benutzerinteraktion und Echtzeit-3D-Zeichnungsvisualisierungen ermöglicht die Erstellung von Benutzeroberflächen, die den Raum effektiv nutzen</text:span><text:span text:style-name="T3">1</text:span></text:a><text:span text:style-name="T1">.</text:span></text:p>
        </text:list-item>
        <text:list-item>
          <text:p text:style-name="P14"><text:a xlink:type="simple" xlink:href="https://doc.qt.io/qt-6.2/qtdatavisualization-overview.html" office:target-frame-name="_blank" xlink:show="new" text:style-name="Internet_20_link" text:visited-style-name="Visited_20_Internet_20_Link"><text:span text:style-name="Strong_20_Emphasis"><text:span text:style-name="T2">QCustomPlot und QWT</text:span></text:span><text:span text:style-name="T2">: Bibliotheken wie QCustomPlot und QWT können verwendet werden, um Echtzeitdaten zu plotten</text:span><text:span text:style-name="T3">1</text:span></text:a><text:a xlink:type="simple" xlink:href="https://pixelplex.io/blog/real-time-data-visualization/" office:target-frame-name="_blank" xlink:show="new" text:style-name="Internet_20_link" text:visited-style-name="Visited_20_Internet_20_Link"><text:span text:style-name="T3">2</text:span></text:a><text:span text:style-name="T1">.</text:span></text:p>
        </text:list-item>
        <text:list-item>
          <text:p text:style-name="P14"><text:a xlink:type="simple" xlink:href="https://doc.qt.io/qt-6.2/qtdatavisualization-overview.html" office:target-frame-name="_blank" xlink:show="new" text:style-name="Internet_20_link" text:visited-style-name="Visited_20_Internet_20_Link"><text:span text:style-name="Strong_20_Emphasis"><text:span text:style-name="T2">Qt Charts</text:span></text:span><text:span text:style-name="T2">: Qt Charts ist eine Bibliothek, die eine Reihe von einfach zu verwendenden Diagrammkomponenten bereitstellt</text:span><text:span text:style-name="T3">1</text:span></text:a><text:span text:style-name="T1">. </text:span><text:a xlink:type="simple" xlink:href="https://doc.qt.io/qt-6.2/qtdatavisualization-overview.html" office:target-frame-name="_blank" xlink:show="new" text:style-name="Internet_20_link" text:visited-style-name="Visited_20_Internet_20_Link"><text:span text:style-name="T2">Sie können es verwenden, um Echtzeitdaten zu visualisieren</text:span><text:span text:style-name="T3">1</text:span></text:a><text:span text:style-name="T1">.</text:span></text:p>
        </text:list-item>
        <text:list-item>
          <text:p text:style-name="P14"><text:a xlink:type="simple" xlink:href="https://doc.qt.io/qt-6.2/qtdatavisualization-overview.html" office:target-frame-name="_blank" xlink:show="new" text:style-name="Internet_20_link" text:visited-style-name="Visited_20_Internet_20_Link"><text:span text:style-name="Strong_20_Emphasis"><text:span text:style-name="T2">Datenübertragung von C++ nach QML</text:span></text:span><text:span text:style-name="T2">: Sie können Daten in Echtzeit von C++ an QML übertragen und diese Daten dann in einem QML-Diagramm visualisieren</text:span><text:span text:style-name="T3">1</text:span></text:a><text:span text:style-name="T1">.</text:span></text:p>
        </text:list-item>
      </text:list>
      <text:p text:style-name="P6">In Bezug auf die Integration mit Tableau könnten Sie einen Prozess implementieren, bei dem Qt die Daten in Echtzeit in eine CSV-Datei schreibt, die dann von Tableau gelesen wird. Dies würde eine nahezu Echtzeit-Datenübertragung zwischen Ihrer Qt-Anwendung und Tableau ermöglichen.</text:p>
      <text:p text:style-name="P6">Bitte beachten Sie, dass diese Methoden fortgeschrittene Programmierkenntnisse erfordern und möglicherweise nicht für alle Anwendungsfälle geeignet sind. Es ist immer eine gute Idee, die neueste Dokumentation von Qt zu konsultieren und möglicherweise einen Datenexperten oder Entwickler um Hilfe zu bitten. Ich hoffe, das hilft! 😊</text:p>
      <text:h text:style-name="P1" text:outline-level="6"><text:bookmark text:name="learn-more-header Kopie 4"/>Weitere Informationen</text:h>
      <text:p text:style-name="P9"><text:a xlink:type="simple" xlink:href="https://doc.qt.io/qt-6.2/qtdatavisualization-overview.html" office:target-frame-name="_blank" xlink:show="new" text:style-name="Internet_20_link" text:visited-style-name="Visited_20_Internet_20_Link">1<draw:a xlink:type="simple" xlink:href="https://doc.qt.io/qt-6.2/qtdatavisualization-overview.html" office:target-frame-name="_blank" xlink:show="new"><draw:frame draw:style-name="fr1" draw:name="Bild17" text:anchor-type="as-char" svg:width="0.37cm" svg:height="0.37cm" draw:z-index="16"><draw:image xlink:href="blob:https://edgeservices.bing.com/d93cc4d3-5960-410a-825c-82e14edd8661" xlink:type="simple" xlink:show="embed" xlink:actuate="onLoad"/></draw:frame></draw:a>doc.qt.io</text:a><text:a xlink:type="simple" xlink:href="https://pixelplex.io/blog/real-time-data-visualization/" office:target-frame-name="_blank" xlink:show="new" text:style-name="Internet_20_link" text:visited-style-name="Visited_20_Internet_20_Link">2<draw:a xlink:type="simple" xlink:href="https://pixelplex.io/blog/real-time-data-visualization/" office:target-frame-name="_blank" xlink:show="new"><draw:frame draw:style-name="fr1" draw:name="Bild18" text:anchor-type="as-char" svg:width="0.37cm" svg:height="0.37cm" draw:z-index="17"><draw:image xlink:href="blob:https://edgeservices.bing.com/3f5e0179-e16a-447b-889c-b263afbb6b81" xlink:type="simple" xlink:show="embed" xlink:actuate="onLoad"/></draw:frame></draw:a>pixelplex.io</text:a><text:a xlink:type="simple" xlink:href="https://doc.qt.io/qt-6//qtdatavisualization-index.html" office:target-frame-name="_blank" xlink:show="new" text:style-name="Internet_20_link" text:visited-style-name="Visited_20_Internet_20_Link">3<draw:a xlink:type="simple" xlink:href="https://doc.qt.io/qt-6//qtdatavisualization-index.html" office:target-frame-name="_blank" xlink:show="new"><draw:frame draw:style-name="fr1" draw:name="Bild19" text:anchor-type="as-char" svg:width="0.37cm" svg:height="0.37cm" draw:z-index="18"><draw:image xlink:href="blob:https://edgeservices.bing.com/d93cc4d3-5960-410a-825c-82e14edd8661" xlink:type="simple" xlink:show="embed" xlink:actuate="onLoad"/></draw:frame></draw:a>doc.qt.io</text:a><text:a xlink:type="simple" xlink:href="https://link.springer.com/chapter/10.1007/978-1-4614-5329-1_16" office:target-frame-name="_blank" xlink:show="new" text:style-name="Internet_20_link" text:visited-style-name="Visited_20_Internet_20_Link">4<draw:a xlink:type="simple" xlink:href="https://link.springer.com/chapter/10.1007/978-1-4614-5329-1_16" office:target-frame-name="_blank" xlink:show="new"><draw:frame draw:style-name="fr1" draw:name="Bild20" text:anchor-type="as-char" svg:width="0.37cm" svg:height="0.37cm" draw:z-index="19"><draw:image xlink:href="blob:https://edgeservices.bing.com/f2be380c-33f7-4b0f-a80c-1bf71b452fb3" xlink:type="simple" xlink:show="embed" xlink:actuate="onLoad"/></draw:frame></draw:a>link.springer.com</text:a><text:a xlink:type="simple" xlink:href="https://stackoverflow.com/questions/42617860/implementing-real-time-plot-with-qt5-charts" office:target-frame-name="_blank" xlink:show="new" text:style-name="Internet_20_link" text:visited-style-name="Visited_20_Internet_20_Link">5<draw:a xlink:type="simple" xlink:href="https://stackoverflow.com/questions/42617860/implementing-real-time-plot-with-qt5-charts" office:target-frame-name="_blank" xlink:show="new"><draw:frame draw:style-name="fr1" draw:name="Bild21" text:anchor-type="as-char" svg:width="0.37cm" svg:height="0.37cm" draw:z-index="20"><draw:image xlink:href="blob:https://edgeservices.bing.com/31a423b8-7721-47f1-9887-0a828771edad" xlink:type="simple" xlink:show="embed" xlink:actuate="onLoad"/></draw:frame></draw:a>stackoverflow.com</text:a>+2 mehr</text:p>
      <text:p text:style-name="P16">Sie</text:p>
      <text:p text:style-name="P8">Wenn aber im Takt Tableau die Daten per CSV geben würde wäre das auch OK weil ja QT sicherlich CSV-Daten gut verwenden kann. Richtig?</text:p>
      <text:p text:style-name="P16">Copilot</text:p>
      <text:p text:style-name="P17"><text:span text:style-name="Strong_20_Emphasis"><text:span text:style-name="T6">das web</text:span></text:span><text:span text:style-name="T7">wird verwendet</text:span></text:p>
      <text:p text:style-name="P18"><text:span text:style-name="T1">Ja, das ist absolut richtig. </text:span><text:span text:style-name="Strong_20_Emphasis"><text:span text:style-name="T1">Qt</text:span></text:span><text:span text:style-name="T1"> und insbesondere </text:span><text:span text:style-name="Strong_20_Emphasis"><text:span text:style-name="T1">C++</text:span></text:span><text:span text:style-name="T1"> sind sehr gut in der Lage, Daten aus </text:span><text:span text:style-name="Strong_20_Emphasis"><text:span text:style-name="T1">CSV-Dateien</text:span></text:span><text:span text:style-name="T1"> zu lesen. Sie könnten einen Prozess implementieren, bei dem Tableau die Daten in Echtzeit in eine CSV-Datei schreibt, die dann von Ihrer Qt/C+±Anwendung gelesen wird. Dies würde eine nahezu Echtzeit-Datenübertragung zwischen Tableau und Ihrer Qt-Anwendung ermöglichen. Es ist wichtig zu beachten, dass Sie sicherstellen sollten, dass der Lese-/Schreibprozess auf die CSV-Datei thread-sicher ist, um Dateninkonsistenzen zu vermeiden. Ich hoffe, das hilft! 😊</text:span></text:p>
      <text:p text:style-name="P16">Sie</text:p>
      <text:p text:style-name="P8">OK wenn auch eigentlich wichtig, lassen wir mal die Thread-Sicherheit raus. Kann das auch der C++ Builder Version Sydney</text:p>
      <text:p text:style-name="P16"><text:soft-page-break/>Copilot</text:p>
      <text:p text:style-name="P17"><text:span text:style-name="Strong_20_Emphasis"><text:span text:style-name="T6">das web</text:span></text:span><text:span text:style-name="T7">wird verwendet</text:span></text:p>
      <text:p text:style-name="P19"><text:a xlink:type="simple" xlink:href="https://docwiki.embarcadero.com/RADStudio/Sydney/en/Programming_with_C%2B%2BBuilder" office:target-frame-name="_blank" xlink:show="new" text:style-name="Internet_20_link" text:visited-style-name="Visited_20_Internet_20_Link"><text:span text:style-name="T2">Ja, der </text:span><text:span text:style-name="Strong_20_Emphasis"><text:span text:style-name="T2">C++ Builder Version Sydney</text:span></text:span><text:span text:style-name="T2"> (auch bekannt als RAD Studio) ist in der Lage, CSV-Dateien zu lesen und zu schreiben</text:span><text:span text:style-name="T3">1</text:span></text:a><text:a xlink:type="simple" xlink:href="https://docwiki.embarcadero.com/RADStudio/Sydney/en/C%2B%2BBuilder_Developer%27s_Guide" office:target-frame-name="_blank" xlink:show="new" text:style-name="Internet_20_link" text:visited-style-name="Visited_20_Internet_20_Link"><text:span text:style-name="T3">2</text:span></text:a><text:span text:style-name="T1">. Es bietet eine umfangreiche Sammlung von Bibliotheken und Klassen, die das Lesen, Schreiben und Manipulieren von CSV-Dateien erleichtern.</text:span></text:p>
      <text:p text:style-name="P19"><text:a xlink:type="simple" xlink:href="https://docwiki.embarcadero.com/RADStudio/Sydney/en/Programming_with_C%2B%2BBuilder" office:target-frame-name="_blank" xlink:show="new" text:style-name="Internet_20_link" text:visited-style-name="Visited_20_Internet_20_Link"><text:span text:style-name="T2">Darüber hinaus bietet C++ Builder auch Unterstützung für Multithreading</text:span><text:span text:style-name="T3">1</text:span></text:a><text:span text:style-name="T1">, was bedeutet, dass Sie einen separaten Thread erstellen könnten, der die CSV-Datei überwacht und Änderungen in Echtzeit liest. Dies würde eine nahezu Echtzeit-Datenübertragung zwischen Tableau und Ihrer C++ Builder-Anwendung ermöglichen.</text:span></text:p>
      <text:p text:style-name="P6">Bitte beachten Sie, dass diese Methoden fortgeschrittene Programmierkenntnisse erfordern und möglicherweise nicht für alle Anwendungsfälle geeignet sind. Es ist immer eine gute Idee, die neueste Dokumentation von C++ Builder zu konsultieren und möglicherweise einen Datenexperten oder Entwickler um Hilfe zu bitten. Ich hoffe, das hilft! 😊</text:p>
      <text:h text:style-name="P1" text:outline-level="6"><text:bookmark text:name="learn-more-header Kopie 5"/>Weitere Informationen</text:h>
      <text:p text:style-name="P9"><text:a xlink:type="simple" xlink:href="https://docwiki.embarcadero.com/RADStudio/Sydney/en/Programming_with_C%2B%2BBuilder" office:target-frame-name="_blank" xlink:show="new" text:style-name="Internet_20_link" text:visited-style-name="Visited_20_Internet_20_Link">1<draw:a xlink:type="simple" xlink:href="https://docwiki.embarcadero.com/RADStudio/Sydney/en/Programming_with_C%2B%2BBuilder" office:target-frame-name="_blank" xlink:show="new"><draw:frame draw:style-name="fr1" draw:name="Bild22" text:anchor-type="as-char" svg:width="0.37cm" svg:height="0.37cm" draw:z-index="21"><draw:image xlink:href="blob:https://edgeservices.bing.com/35d2aa78-258e-4b30-aab5-568fe3c0db08" xlink:type="simple" xlink:show="embed" xlink:actuate="onLoad"/></draw:frame></draw:a>docwiki.embarcadero.com</text:a><text:a xlink:type="simple" xlink:href="https://docwiki.embarcadero.com/RADStudio/Sydney/en/C%2B%2BBuilder_Developer%27s_Guide" office:target-frame-name="_blank" xlink:show="new" text:style-name="Internet_20_link" text:visited-style-name="Visited_20_Internet_20_Link">2<draw:a xlink:type="simple" xlink:href="https://docwiki.embarcadero.com/RADStudio/Sydney/en/C%2B%2BBuilder_Developer%27s_Guide" office:target-frame-name="_blank" xlink:show="new"><draw:frame draw:style-name="fr1" draw:name="Bild23" text:anchor-type="as-char" svg:width="0.37cm" svg:height="0.37cm" draw:z-index="22"><draw:image xlink:href="blob:https://edgeservices.bing.com/35d2aa78-258e-4b30-aab5-568fe3c0db08" xlink:type="simple" xlink:show="embed" xlink:actuate="onLoad"/></draw:frame></draw:a>docwiki.embarcadero.com</text:a><text:a xlink:type="simple" xlink:href="https://docwiki.embarcadero.com/RADStudio/Sydney/en/Using_CMake_with_C%2B%2B_Builder" office:target-frame-name="_blank" xlink:show="new" text:style-name="Internet_20_link" text:visited-style-name="Visited_20_Internet_20_Link">3<draw:a xlink:type="simple" xlink:href="https://docwiki.embarcadero.com/RADStudio/Sydney/en/Using_CMake_with_C%2B%2B_Builder" office:target-frame-name="_blank" xlink:show="new"><draw:frame draw:style-name="fr1" draw:name="Bild24" text:anchor-type="as-char" svg:width="0.37cm" svg:height="0.37cm" draw:z-index="23"><draw:image xlink:href="blob:https://edgeservices.bing.com/35d2aa78-258e-4b30-aab5-568fe3c0db08" xlink:type="simple" xlink:show="embed" xlink:actuate="onLoad"/></draw:frame></draw:a>docwiki.embarcadero.com</text:a>+1 mehr</text:p>
      <text:p text:style-name="P16">Sie</text:p>
      <text:p text:style-name="P8">Könnten Sie mir ein Beispiel für das Lesen von CSV-Daten in C++ Builder geben?</text:p>
      <text:p text:style-name="P16">Copilot</text:p>
      <text:p text:style-name="P17"><text:span text:style-name="Strong_20_Emphasis"><text:span text:style-name="T6">das web</text:span></text:span><text:span text:style-name="T7">wird verwendet</text:span></text:p>
      <text:p text:style-name="P7">Ja, sicher. Hier ist ein einfaches Beispiel, wie Sie eine CSV-Datei in C++ Builder lesen können. In diesem Beispiel verwenden wir die Standardbibliothek von C++ und keine spezifischen Funktionen von C++ Builder.</text:p>
      <text:p text:style-name="P2"><text:span text:style-name="Source_20_Text"><text:span text:style-name="T1">#include &lt;fstream&gt;</text:span></text:span></text:p>
      <text:p text:style-name="P3"><text:span text:style-name="Source_20_Text"><text:span text:style-name="T1">#include &lt;iostream&gt;</text:span></text:span></text:p>
      <text:p text:style-name="P3"><text:span text:style-name="Source_20_Text"><text:span text:style-name="T1">#include &lt;sstream&gt;</text:span></text:span></text:p>
      <text:p text:style-name="P3"><text:span text:style-name="Source_20_Text"><text:span text:style-name="T1">#include &lt;vector&gt;</text:span></text:span></text:p>
      <text:p text:style-name="P3"><text:span text:style-name="Source_20_Text"><text:span text:style-name="T1">#include &lt;string&gt;</text:span></text:span></text:p>
      <text:p text:style-name="P3"/>
      <text:p text:style-name="P3"><text:span text:style-name="Source_20_Text"><text:span text:style-name="T1">int main() {</text:span></text:span></text:p>
      <text:p text:style-name="P3"><text:span text:style-name="Source_20_Text"><text:span text:style-name="T1"><text:s text:c="4"/>std::ifstream file("data.csv");</text:span></text:span></text:p>
      <text:p text:style-name="P3"/>
      <text:p text:style-name="P3"><text:span text:style-name="Source_20_Text"><text:span text:style-name="T1"><text:s text:c="4"/>if (!file.is_open()) {</text:span></text:span></text:p>
      <text:p text:style-name="P3"><text:span text:style-name="Source_20_Text"><text:span text:style-name="T1"><text:s text:c="8"/>std::cout &lt;&lt; "Datei konnte nicht geöffnet werden!" &lt;&lt; std::endl;</text:span></text:span></text:p>
      <text:p text:style-name="P3"><text:span text:style-name="Source_20_Text"><text:span text:style-name="T1"><text:s text:c="8"/>return 1;</text:span></text:span></text:p>
      <text:p text:style-name="P3"><text:span text:style-name="Source_20_Text"><text:span text:style-name="T1"><text:s text:c="4"/>}</text:span></text:span></text:p>
      <text:p text:style-name="P3"/>
      <text:p text:style-name="P3"><text:span text:style-name="Source_20_Text"><text:span text:style-name="T1"><text:s text:c="4"/>std::string line;</text:span></text:span></text:p>
      <text:p text:style-name="P3"><text:span text:style-name="Source_20_Text"><text:span text:style-name="T1"><text:s text:c="4"/>while (std::getline(file, line)) {</text:span></text:span></text:p>
      <text:p text:style-name="P3"><text:span text:style-name="Source_20_Text"><text:span text:style-name="T1"><text:s text:c="8"/>std::stringstream ss(line);</text:span></text:span></text:p>
      <text:p text:style-name="P3"><text:span text:style-name="Source_20_Text"><text:span text:style-name="T1"><text:s text:c="8"/>std::string field;</text:span></text:span></text:p>
      <text:p text:style-name="P3"><text:span text:style-name="Source_20_Text"><text:span text:style-name="T1"><text:s text:c="8"/>std::vector&lt;std::string&gt; row;</text:span></text:span></text:p>
      <text:p text:style-name="P3"/>
      <text:p text:style-name="P3"><text:span text:style-name="Source_20_Text"><text:span text:style-name="T1"><text:s text:c="8"/>while (std::getline(ss, field, ',')) {</text:span></text:span></text:p>
      <text:p text:style-name="P3"><text:soft-page-break/><text:span text:style-name="Source_20_Text"><text:span text:style-name="T1"><text:s text:c="12"/>row.push_back(field);</text:span></text:span></text:p>
      <text:p text:style-name="P3"><text:span text:style-name="Source_20_Text"><text:span text:style-name="T1"><text:s text:c="8"/>}</text:span></text:span></text:p>
      <text:p text:style-name="P3"/>
      <text:p text:style-name="P3"><text:span text:style-name="Source_20_Text"><text:span text:style-name="T1"><text:s text:c="8"/>// Verarbeiten Sie die Zeile hier...</text:span></text:span></text:p>
      <text:p text:style-name="P3"><text:span text:style-name="Source_20_Text"><text:span text:style-name="T1"><text:s text:c="8"/>for (const auto &amp;field : row) {</text:span></text:span></text:p>
      <text:p text:style-name="P3"><text:span text:style-name="Source_20_Text"><text:span text:style-name="T1"><text:s text:c="12"/>std::cout &lt;&lt; field &lt;&lt; " ";</text:span></text:span></text:p>
      <text:p text:style-name="P3"><text:span text:style-name="Source_20_Text"><text:span text:style-name="T1"><text:s text:c="8"/>}</text:span></text:span></text:p>
      <text:p text:style-name="P3"><text:span text:style-name="Source_20_Text"><text:span text:style-name="T1"><text:s text:c="8"/>std::cout &lt;&lt; std::endl;</text:span></text:span></text:p>
      <text:p text:style-name="P3"><text:span text:style-name="Source_20_Text"><text:span text:style-name="T1"><text:s text:c="4"/>}</text:span></text:span></text:p>
      <text:p text:style-name="P3"/>
      <text:p text:style-name="P3"><text:span text:style-name="Source_20_Text"><text:span text:style-name="T1"><text:s text:c="4"/>file.close();</text:span></text:span></text:p>
      <text:p text:style-name="P3"/>
      <text:p text:style-name="P3"><text:span text:style-name="Source_20_Text"><text:span text:style-name="T1"><text:s text:c="4"/>return 0;</text:span></text:span></text:p>
      <text:p text:style-name="P3"><text:span text:style-name="Source_20_Text"><text:span text:style-name="T1">}</text:span></text:span></text:p>
      <text:p text:style-name="P19"><text:span text:style-name="T1">In diesem Code wird eine Datei namens “data.csv” geöffnet und jede Zeile wird gelesen. Jede Zeile wird dann in Felder unterteilt, die durch Kommas getrennt sind. Diese Felder werden in einem </text:span><text:span text:style-name="Source_20_Text"><text:span text:style-name="T8">std::vector</text:span></text:span><text:span text:style-name="T1"> gespeichert, der dann verarbeitet werden kann.</text:span></text:p>
      <text:p text:style-name="P6">Bitte beachten Sie, dass dieser Code nur ein einfaches Beispiel ist und möglicherweise angepasst werden muss, um Ihren spezifischen Anforderungen gerecht zu werden. Es ist immer eine gute Idee, die neueste Dokumentation von C++ Builder zu konsultieren und möglicherweise einen Datenexperten oder Entwickler um Hilfe zu bitten. Ich hoffe, das hilft! 😊</text:p>
      <text:p text:style-name="P16">Sie</text:p>
      <text:p text:style-name="P8">Nun sei Threadsicherheit wichtig, braucht es kein Multithreading ?</text:p>
      <text:p text:style-name="P16">Copilot</text:p>
      <text:p text:style-name="P17"><text:span text:style-name="Strong_20_Emphasis"><text:span text:style-name="T6">das web</text:span></text:span><text:span text:style-name="T7">wird verwendet</text:span></text:p>
      <text:p text:style-name="P18"><text:span text:style-name="T1">Die </text:span><text:span text:style-name="Strong_20_Emphasis"><text:span text:style-name="T1">Threadsicherheit</text:span></text:span><text:span text:style-name="T1"> und das </text:span><text:span text:style-name="Strong_20_Emphasis"><text:span text:style-name="T1">Multithreading</text:span></text:span><text:span text:style-name="T1"> sind zwei verschiedene, aber verwandte Konzepte in der Programmierung:</text:span></text:p>
      <text:list text:style-name="L11">
        <text:list-item>
          <text:p text:style-name="P15"><text:span text:style-name="Strong_20_Emphasis"><text:span text:style-name="T1">Threadsicherheit</text:span></text:span><text:span text:style-name="T1"> bezieht sich auf die Eigenschaft eines Codes, korrekt zu funktionieren, wenn er gleichzeitig von mehreren Threads ausgeführt wird. Ein Code ist threadsicher, wenn er konsistente Ergebnisse liefert, unabhängig davon, wie die Ausführung der Threads geplant ist oder wie sie miteinander interagieren.</text:span></text:p>
        </text:list-item>
        <text:list-item>
          <text:p text:style-name="P15"><text:span text:style-name="Strong_20_Emphasis"><text:span text:style-name="T1">Multithreading</text:span></text:span><text:span text:style-name="T1"> bezieht sich auf die Fähigkeit eines Programms oder eines Betriebssystems, mehrere Threads gleichzeitig auszuführen. Dies kann die Leistung verbessern, indem es die Nutzung der CPU maximiert und die Wartezeit minimiert.</text:span></text:p>
        </text:list-item>
      </text:list>
      <text:p text:style-name="P6">In Ihrem Szenario, wenn Sie eine CSV-Datei haben, die ständig von Tableau aktualisiert wird und von Ihrer C+±Anwendung gelesen wird, könnte Multithreading nützlich sein. Sie könnten einen Thread haben, der die CSV-Datei liest, und einen anderen Thread, der die gelesenen Daten verarbeitet. Dies würde es Ihrer Anwendung ermöglichen, die Daten zu lesen und zu verarbeiten, sobald sie verfügbar sind, anstatt zu warten, bis alle Daten gelesen wurden.</text:p>
      <text:p text:style-name="P6">Allerdings ist es wichtig zu beachten, dass wenn mehrere Threads auf die gleiche Ressource (in diesem Fall die CSV-Datei) zugreifen, Sie sicherstellen müssen, dass Ihr Code threadsicher ist. Andernfalls könnten Sie inkonsistente oder unerwartete Ergebnisse erhalten.</text:p>
      <text:p text:style-name="P6"><text:soft-page-break/>Ich hoffe, das hilft! 😊</text:p>
      <text:p text:style-name="P16">Sie</text:p>
      <text:p text:style-name="P8">Das bedeutet wenn ich kein Multithreading habe kann ich per Timer stets abfragen "Bist Du mit CSV-Daten Lesen fertig" Richtig?</text:p>
      <text:p text:style-name="P16">Copilot</text:p>
      <text:p text:style-name="P17"><text:span text:style-name="Strong_20_Emphasis"><text:span text:style-name="T6">das web</text:span></text:span><text:span text:style-name="T7">wird verwendet</text:span></text:p>
      <text:p text:style-name="P18"><text:span text:style-name="T1">Ja, das ist richtig. Wenn Sie kein Multithreading verwenden, können Sie einen </text:span><text:span text:style-name="Strong_20_Emphasis"><text:span text:style-name="T1">Timer</text:span></text:span><text:span text:style-name="T1"> verwenden, um regelmäßig zu überprüfen, ob neue Daten in der CSV-Datei verfügbar sind. Sobald neue Daten verfügbar sind, können Sie diese lesen und verarbeiten. Dieser Ansatz wird manchmal als </text:span><text:span text:style-name="Strong_20_Emphasis"><text:span text:style-name="T1">Polling</text:span></text:span><text:span text:style-name="T1"> bezeichnet.</text:span></text:p>
      <text:p text:style-name="P6">Es ist jedoch wichtig zu beachten, dass dieser Ansatz möglicherweise nicht so effizient ist wie die Verwendung von Multithreading, insbesondere wenn die Datenrate hoch ist oder die Verarbeitung der Daten zeitaufwändig ist. In solchen Fällen könnte das Polling dazu führen, dass Ihre Anwendung die meiste Zeit damit verbringt, auf neue Daten zu warten, anstatt sie zu verarbeiten.</text:p>
      <text:p text:style-name="P6">Bitte beachten Sie auch, dass Sie sicherstellen sollten, dass Ihr Code threadsicher ist, auch wenn Sie kein Multithreading verwenden. Dies liegt daran, dass Tableau und Ihre C+±Anwendung möglicherweise gleichzeitig auf die CSV-Datei zugreifen, was zu Dateninkonsistenzen führen kann, wenn Ihr Code nicht threadsicher ist.</text:p>
      <text:p text:style-name="P6">Ich hoffe, das hilft! 😊</text:p>
      <text:p text:style-name="P16">Sie</text:p>
      <text:p text:style-name="P8">Ich denke es sind maximal 15000 einzelne Zellen mit Daten per CSV sollte dies ein Problem sein ?</text:p>
      <text:p text:style-name="P16">Copilot</text:p>
      <text:p text:style-name="P17"><text:span text:style-name="Strong_20_Emphasis"><text:span text:style-name="T6">das web</text:span></text:span><text:span text:style-name="T7">wird verwendet</text:span></text:p>
      <text:p text:style-name="P7">Die Anzahl der Zellen in einer CSV-Datei sollte in der Regel kein Problem für moderne Computer sein. 15.000 einzelne Zellen sind für die meisten Systeme gut handhabbar. Es hängt jedoch auch von der Komplexität der Daten in jeder Zelle und der Leistungsfähigkeit Ihres Systems ab.</text:p>
      <text:p text:style-name="P6">Es ist wichtig zu beachten, dass das Lesen und Schreiben von Dateien I/O-Operationen sind, die im Vergleich zu CPU-Operationen langsamer sein können. Daher könnte das häufige Lesen und Schreiben großer Mengen von Daten zu einer Verlangsamung Ihrer Anwendung führen. Es ist immer eine gute Idee, Ihre Anwendung zu testen und zu optimieren, um sicherzustellen, dass sie effizient arbeitet.</text:p>
      <text:p text:style-name="P6">Bitte beachten Sie auch, dass das gleichzeitige Lesen und Schreiben in die gleiche Datei zu Dateninkonsistenzen führen kann, wenn es nicht richtig gehandhabt wird. Es ist daher wichtig, sicherzustellen, dass Ihr Code threadsicher ist, auch wenn Sie kein Multithreading verwenden.</text:p>
      <text:p text:style-name="P6">Ich hoffe, das hilft! 😊</text:p>
      <text:p text:style-name="P16">S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ib-font-text" svg:font-family="'var cib-font-tex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9:54:51.635000000</meta:creation-date>
    <dc:date>2024-04-16T09:55:42.895000000</dc:date>
    <meta:editing-duration>PT51S</meta:editing-duration>
    <meta:editing-cycles>1</meta:editing-cycles>
    <meta:document-statistic meta:table-count="0" meta:image-count="24" meta:object-count="0" meta:page-count="7" meta:paragraph-count="142" meta:word-count="2303" meta:character-count="16823" meta:non-whitespace-character-count="14541"/>
    <meta:generator>LibreOffice/7.5.9.2$Windows_X86_64 LibreOffice_project/cdeefe45c17511d326101eed8008ac4092f278a9</meta:generator>
  </office:meta>
</office:document-meta>
</file>